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14c507" officeooo:paragraph-rsid="002a58ee"/>
    </style:style>
    <style:style style:name="P10" style:family="paragraph" style:parent-style-name="Standard">
      <style:paragraph-properties fo:text-align="justify" style:justify-single-word="false"/>
      <style:text-properties officeooo:paragraph-rsid="002abf09"/>
    </style:style>
    <style:style style:name="P11" style:family="paragraph" style:parent-style-name="Standard">
      <style:text-properties officeooo:paragraph-rsid="002b6eae"/>
    </style:style>
    <style:style style:name="P12" style:family="paragraph" style:parent-style-name="Text_20_body">
      <style:text-properties fo:color="#336633" fo:font-size="14pt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officeooo:paragraph-rsid="002a58ee"/>
    </style:style>
    <style:style style:name="P14" style:family="paragraph" style:parent-style-name="Text_20_body">
      <style:paragraph-properties fo:text-align="justify" style:justify-single-word="false"/>
      <style:text-properties fo:language="es" fo:country="ES" officeooo:rsid="002a58ee" officeooo:paragraph-rsid="002a58ee"/>
    </style:style>
    <style:style style:name="P15" style:family="paragraph" style:parent-style-name="Text_20_body">
      <style:paragraph-properties fo:text-align="justify" style:justify-single-word="false"/>
      <style:text-properties fo:language="es" fo:country="ES" style:text-underline-style="solid" style:text-underline-width="auto" style:text-underline-color="font-color" fo:font-weight="bold" officeooo:rsid="002abf09" officeooo:paragraph-rsid="002abf09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3" style:family="paragraph" style:parent-style-name="Notas_20_Informativas">
      <style:paragraph-properties fo:text-align="justify" style:justify-single-word="false"/>
      <style:text-properties fo:font-weight="normal" officeooo:paragraph-rsid="002c6dba" style:font-weight-asian="normal" style:font-weight-complex="normal"/>
    </style:style>
    <style:style style:name="P24" style:family="paragraph" style:parent-style-name="Notas_20_Informativas">
      <style:paragraph-properties fo:text-align="justify" style:justify-single-word="false"/>
      <style:text-properties fo:language="es" fo:country="ES" officeooo:rsid="002a58ee" officeooo:paragraph-rsid="002c6dba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Heading_20_1">
      <style:text-properties officeooo:rsid="0014c507" officeooo:paragraph-rsid="002a58ee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58ee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style:font-name="Calibri" fo:font-size="12pt" officeooo:rsid="0013cf67" style:font-size-asian="12pt" style:font-size-complex="12pt"/>
    </style:style>
    <style:style style:name="T11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" fo:font-size="24pt" fo:font-weight="bold" officeooo:rsid="001f3da8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" fo:font-size="24pt" fo:font-weight="bold" officeooo:rsid="002b6eae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" fo:font-size="24pt" fo:font-weight="bold" officeooo:rsid="002efcca" style:font-size-asian="24pt" style:font-weight-asian="bold" style:font-size-complex="24pt" style:font-weight-complex="bold"/>
    </style:style>
    <style:style style:name="T15" style:family="text">
      <style:text-properties fo:language="es" fo:country="ES" officeooo:rsid="002a58ee"/>
    </style:style>
    <style:style style:name="T16" style:family="text">
      <style:text-properties fo:language="es" fo:country="ES" officeooo:rsid="002b6eae"/>
    </style:style>
    <style:style style:name="T17" style:family="text">
      <style:text-properties officeooo:rsid="002b6eae"/>
    </style:style>
    <style:style style:name="T18" style:family="text">
      <style:text-properties officeooo:rsid="0014c507"/>
    </style:style>
    <style:style style:name="T19" style:family="text">
      <style:text-properties style:text-underline-style="none" fo:font-weight="normal" officeooo:rsid="002abf09" style:font-weight-asian="normal" style:font-weight-complex="normal"/>
    </style:style>
    <style:style style:name="T20" style:family="text">
      <style:text-properties fo:font-weight="normal" officeooo:rsid="002c6dba" style:font-weight-asian="normal" style:font-weight-complex="normal"/>
    </style:style>
    <style:style style:name="T21" style:family="text">
      <style:text-properties officeooo:rsid="002efcca"/>
    </style:style>
    <style:style style:name="T22" style:family="text">
      <style:text-properties officeooo:rsid="002f046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7" text:name="NumeroTema"/>
        <text:user-field-decl office:value-type="string" office:string-value="Clases y objetos en Javascrip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5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11"><text:span text:style-name="T14">UD</text:span><text:span text:style-name="T11"> </text:span><text:span text:style-name="T14">0</text:span><text:span text:style-name="T13">7</text:span><text:span text:style-name="T11"> – </text:span><text:span text:style-name="T12">ACTIVIDAD 1 </text:span></text:p>
      <text:p text:style-name="P11"><text:span text:style-name="T12">(No evaluable)</text:span><text:span text:style-name="T11">.</text:span></text:p>
      <text:p text:style-name="P7"><text:user-field-get text:name="Tema">Clases y objetos en Javascript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9">Sergio García Barea</text:p>
      <text:p text:style-name="P18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21">201<text:span text:style-name="T22">9</text:span>/20<text:span text:style-name="T22">20</text:span></text:p>
      <text:p text:style-name="P20"><text:tab/><text:tab/><text:tab/><text:tab/><text:tab/><text:tab/><text:tab/><text:tab/><text:tab/><text:tab/>Versión:<text:date style:data-style-name="N104" text:date-value="2019-10-11T12:18:51.160175381">191011</text:date>.<text:time style:data-style-name="N105" text:time-value="2019-10-11T12:18:51.160446954">1218</text:time></text:p>
      <text:p text:style-name="P3"><text:soft-page-break/></text:p>
      <text:p text:style-name="P12">Licencia</text:p>
      <text:p text:style-name="Standard"/>
      <text:p text:style-name="P17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2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6"/>
      <text:p text:style-name="Notas_20_Informativas"><text:span text:style-name="T3"> </text:span>Atención</text:p>
      <text:p text:style-name="P16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2">1.Boletín de ejercicios<text:tab/>3</text:p>
        </text:index-body>
      </text:table-of-content>
      <text:p text:style-name="Standard"/>
      <text:p text:style-name="P26"/>
      <text:p text:style-name="Titulo">UD0<text:user-field-get text:name="NumeroTema">7</text:user-field-get>. <text:user-field-get text:name="Tema">Clases y objetos en Javascript</text:user-field-get></text:p>
      <text:p text:style-name="Titulo"/>
      <text:h text:style-name="P27" text:outline-level="1">Boletín de ejercicios</text:h>
      <text:p text:style-name="P23"><text:span text:style-name="T4"> </text:span><text:span text:style-name="T18">Intenta hacer los programas por ti mismo, bien comentados y sin mirar código de otros. Te ayudará a aprender muchísimo :)</text:span></text:p>
      <text:p text:style-name="P13"><text:span text:style-name="T5">1)</text:span> <text:span text:style-name="T15">Diseña una clase colegio. Tendrá como atributos nombre, numero de aulas y numero de alumnos.</text:span></text:p>
      <text:p text:style-name="P14">Cada alumno se representará como una objeto de la clase Alumno. En ella se guardaran los atributos “<text:span text:style-name="T17">DNI”</text:span>, “nombre” y “nota_media”.</text:p>
      <text:p text:style-name="P14">Implementa métodos en colegio y alumno para modificar la nota media.</text:p>
      <text:p text:style-name="P24"><text:span text:style-name="T3"> </text:span><text:span text:style-name="T5">Atención</text:span>:<text:span text:style-name="T5"> </text:span><text:span text:style-name="T20">v</text:span><text:span text:style-name="T19">erifica que funcione correctamente con un par de ejemplos.</text:span></text:p>
      <text:p text:style-name="P15"/>
      <text:p text:style-name="P9"/>
      <text:p text:style-name="P13"><text:span text:style-name="T6">2</text:span><text:span text:style-name="T5">)</text:span> <text:span text:style-name="T15">Diseña una clase Aeropuerto. Tendrá como atributos nombre, ciudad y numero de vuelos diarios.</text:span></text:p>
      <text:p text:style-name="P14">Cada vuelo diario se representará como una objeto de la clase Vuelo. En ella se guardaran los atributos “codigo”, “hora_llegada” y “hora_salida”.</text:p>
      <text:p text:style-name="P14">Implementa métodos en aeropuerto y vuelo para modificar la hora de llegada, para modificar la hora de salida y para comprobar si la hora de salida es posterior a la hora de llegada.</text:p>
      <text:p text:style-name="P24"><text:span text:style-name="T3"> </text:span><text:span text:style-name="T5">Atención</text:span>:<text:span text:style-name="T5"> </text:span><text:span text:style-name="T20">v</text:span><text:span text:style-name="T19">erifica que funcione correctamente con un par de ejemplos.</text:span></text:p>
      <text:p text:style-name="P10"/>
      <text:p text:style-name="P13"><text:span text:style-name="T6">3</text:span><text:span text:style-name="T5">)</text:span> <text:span text:style-name="T15">Diseña una clase Hospital. Tendrá como atributos “nombre”, “ciudad” y “</text:span><text:span text:style-name="T16">num_pacientes” (</text:span><text:span text:style-name="T15">numero de pacientes ingresados</text:span><text:span text:style-name="T16">)</text:span><text:span text:style-name="T15">.</text:span></text:p>
      <text:p text:style-name="P14">Cada paciente se representará como una objeto de la clase Paciente. En ella se guardaran los atributos “<text:span text:style-name="T17">DNI”</text:span>, “nombre”, “enfermedad”.</text:p>
      <text:p text:style-name="P14">Implementa <text:span text:style-name="T17">un método</text:span> en Hospital <text:span text:style-name="T17">que reciba el </text:span>código de <text:span text:style-name="T17">p</text:span>aciente <text:span text:style-name="T17">y</text:span> se le de el alta <text:span text:style-name="T17">a dicho paciencia</text:span> (<text:span text:style-name="T17">equivale a </text:span>eliminar al paciente).</text:p>
      <text:p text:style-name="P24"><text:span text:style-name="T3"> </text:span><text:span text:style-name="T5">Atención</text:span>:<text:span text:style-name="T5"> </text:span><text:span text:style-name="T20">v</text:span><text:span text:style-name="T19">erifica que funcione correctamente con un par de ejempl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7" text:name="NumeroTema"/>
          <text:user-field-decl office:value-type="string" office:string-value="Clases y objetos en Javascript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Clases y objetos en Javascript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1H18M15S</meta:editing-duration>
    <meta:editing-cycles>23</meta:editing-cycles>
    <meta:generator>LibreOffice/6.3.1.2$Linux_X86_64 LibreOffice_project/30$Build-2</meta:generator>
    <dc:title>Plantilla CEED</dc:title>
    <dc:date>2019-10-11T12:18:44.371313634</dc:date>
    <meta:document-statistic meta:table-count="0" meta:image-count="2" meta:object-count="0" meta:page-count="3" meta:paragraph-count="37" meta:word-count="363" meta:character-count="2319" meta:non-whitespace-character-count="1972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